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text-properties fo:font-weight="bold" style:font-weight-asian="bold" style:font-weight-complex="bold"/>
    </style:style>
    <style:style style:name="P3" style:parent-style-name="ListParagraph" style:family="paragraph">
      <style:text-properties fo:font-weight="bold" style:font-weight-asian="bold" style:font-weight-complex="bold"/>
    </style:style>
    <style:style style:name="P4" style:parent-style-name="ListParagraph" style:list-style-name="LFO2" style:family="paragraph"/>
    <style:style style:name="P5" style:parent-style-name="ListParagraph" style:list-style-name="LFO2" style:family="paragraph">
      <style:text-properties fo:font-style="italic" style:font-style-asian="italic" style:font-style-complex="italic"/>
    </style:style>
    <style:style style:name="P6" style:parent-style-name="ListParagraph" style:list-style-name="LFO3" style:family="paragraph">
      <style:text-properties fo:font-style="italic" style:font-style-asian="italic" style:font-style-complex="italic"/>
    </style:style>
    <style:style style:name="P7" style:parent-style-name="ListParagraph" style:list-style-name="LFO3" style:family="paragraph">
      <style:text-properties fo:font-style="italic" style:font-style-asian="italic" style:font-style-complex="italic"/>
    </style:style>
    <style:style style:name="P8" style:parent-style-name="ListParagraph" style:list-style-name="LFO3" style:family="paragraph">
      <style:text-properties fo:font-style="italic" style:font-style-asian="italic" style:font-style-complex="italic"/>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T11" style:parent-style-name="DefaultParagraphFont" style:family="text">
      <style:text-properties style:text-position="super 63.6%"/>
    </style:style>
    <style:style style:name="P12" style:parent-style-name="Normal" style:family="paragraph">
      <style:paragraph-properties fo:break-before="page"/>
      <style:text-properties fo:font-weight="bold" style:font-weight-asian="bold" style:font-weight-complex="bold" fo:hyphenate="true"/>
    </style:style>
    <style:style style:name="P13" style:parent-style-name="ListParagraph" style:list-style-name="LFO1" style:family="paragraph">
      <style:text-properties fo:font-weight="bold" style:font-weight-asian="bold" style:font-weight-complex="bold"/>
    </style:style>
    <style:style style:name="P14" style:parent-style-name="Normal" style:family="paragraph">
      <style:text-properties fo:font-style="italic" style:font-style-asian="italic" style:font-style-complex="italic"/>
    </style:style>
    <style:style style:name="P15" style:parent-style-name="ListParagraph" style:list-style-name="LFO4" style:family="paragraph"/>
    <style:style style:name="P16" style:parent-style-name="ListParagraph" style:list-style-name="LFO4" style:family="paragraph"/>
    <style:style style:name="P17" style:parent-style-name="ListParagraph" style:list-style-name="LFO4" style:family="paragraph"/>
    <style:style style:name="P18" style:parent-style-name="ListParagraph" style:list-style-name="LFO4" style:family="paragraph"/>
    <style:style style:name="P19" style:parent-style-name="Normal" style:family="paragraph">
      <style:paragraph-properties fo:break-before="page"/>
      <style:text-properties fo:font-weight="bold" style:font-weight-asian="bold" style:font-weight-complex="bold" fo:hyphenate="true"/>
    </style:style>
    <style:style style:name="P20" style:parent-style-name="ListParagraph" style:list-style-name="LFO1" style:family="paragraph">
      <style:text-properties fo:font-weight="bold" style:font-weight-asian="bold" style:font-weight-complex="bold"/>
    </style:style>
    <style:style style:name="P21" style:parent-style-name="Normal" style:family="paragraph">
      <style:text-properties fo:font-style="italic" style:font-style-asian="italic" style:font-style-complex="italic"/>
    </style:style>
    <style:style style:name="P22" style:parent-style-name="Normal" style:family="paragraph">
      <style:text-properties fo:font-style="italic" style:font-style-asian="italic" style:font-style-complex="italic"/>
    </style:style>
    <style:style style:name="P23" style:parent-style-name="Normal" style:family="paragraph">
      <style:text-properties fo:font-style="italic" style:font-style-asian="italic" style:font-style-complex="italic"/>
    </style:style>
    <style:style style:name="P24" style:parent-style-name="Normal" style:family="paragraph">
      <style:text-properties fo:font-style="italic" style:font-style-asian="italic" style:font-style-complex="italic"/>
    </style:style>
    <style:style style:name="P25" style:parent-style-name="ListParagraph" style:list-style-name="LFO5" style:family="paragraph"/>
    <style:style style:name="P26" style:parent-style-name="ListParagraph" style:list-style-name="LFO5" style:family="paragraph"/>
    <style:style style:name="P27" style:parent-style-name="ListParagraph" style:list-style-name="LFO5" style:family="paragraph"/>
  </office:automatic-styles>
  <office:body>
    <office:text text:use-soft-page-breaks="true">
      <text:p text:style-name="P1">ED303: Opening Statement</text:p>
      <text:p text:style-name="Normal"/>
      <text:list text:style-name="LFO1" text:continue-numbering="true">
        <text:list-item>
          <text:p text:style-name="P2">Learning and Teaching philosophy</text:p>
        </text:list-item>
      </text:list>
      <text:p text:style-name="P3"/>
      <text:list text:style-name="LFO2" text:continue-numbering="true">
        <text:list-item>
          <text:p text:style-name="P4">Read ‘Fundamental Constructs in Mathematical Education’</text:p>
        </text:list-item>
        <text:list-item>
          <text:p text:style-name="P5">Beliefs and understandings about teaching and learning</text:p>
        </text:list-item>
      </text:list>
      <text:list text:style-name="LFO3" text:continue-numbering="true">
        <text:list-item>
          <text:p text:style-name="P6">What is teaching and being a teacher really about?</text:p>
        </text:list-item>
        <text:list-item>
          <text:p text:style-name="P7">Role as a<text:s/>student teacher.</text:p>
        </text:list-item>
        <text:list-item>
          <text:p text:style-name="P8">Beliefs about Resources teaching and Learning Support?</text:p>
        </text:list-item>
      </text:list>
      <text:p text:style-name="Normal"/>
      <text:p text:style-name="Normal"/>
      <text:p text:style-name="Normal"/>
      <text:p text:style-name="Normal">Describe Professional Mathematics Teacher Identity, developing and evolving as learning progresses as a student teacher</text:p>
      <text:p text:style-name="Normal"/>
      <text:p text:style-name="Normal">“People learn to teach, in part, by growing up in a culture –<text:s/>by serving as passive apprentices for 12 years or more when they themselves were students. When they face the real challenges of the classroom, they often abandon new practices and revert to the teaching methods their teachers used.”<text:s/><text:span text:style-name="T9">(Morris &amp; Glass, p.2)</text:span></text:p>
      <text:p text:style-name="P10"/>
      <text:p text:style-name="Normal">During a 2<text:span text:style-name="T11">nd</text:span><text:s/>year Psychology module, I was asked to reflect on my history in school and write an educational autobiography. This helped me reflect upon my education and the types of schools I attended.</text:p>
      <text:p text:style-name="Normal"/>
      <text:p text:style-name="Normal"/>
      <text:p text:style-name="Normal"/>
      <text:p text:style-name="Normal"/>
      <text:p text:style-name="Normal">As such, there are many different<text:s/>theories and philosophies over the years that add to the collective knowledge of educators. In this section I have to introduce some of these theories that have stood out to me most as a student teacher and which I hope to integrate into my own teaching as<text:s/>part of my teaching practice.<text:s/></text:p>
      <text:p text:style-name="Normal"/>
      <text:p text:style-name="P12"/>
      <text:list text:style-name="LFO1" text:continue-numbering="true">
        <text:list-item>
          <text:p text:style-name="P13">School Context</text:p>
        </text:list-item>
      </text:list>
      <text:p text:style-name="P14">Key aspects of the school background and environment that relate specifically and are relevant tto your resource support placement e.g. school location, population, resources and technology, school policies<text:s/>etc.</text:p>
      <text:list text:style-name="LFO4" text:continue-numbering="true">
        <text:list-item>
          <text:p text:style-name="P15">DEIS School</text:p>
        </text:list-item>
        <text:list-item>
          <text:p text:style-name="P16">Teaching TYs</text:p>
        </text:list-item>
        <text:list-item>
          <text:p text:style-name="P17">In close communication with co-operating teacher in terms of what topic to teach each week.Benefits and detriments involved with this.</text:p>
        </text:list-item>
        <text:list-item>
          <text:p text:style-name="P18">Support teaching after school study</text:p>
        </text:list-item>
      </text:list>
      <text:p text:style-name="Normal"/>
      <text:p text:style-name="P19"/>
      <text:list text:style-name="LFO1" text:continue-numbering="true">
        <text:list-item>
          <text:p text:style-name="P20">Learning Goals for Placement</text:p>
        </text:list-item>
      </text:list>
      <text:p text:style-name="P21">State specific learning<text:s/>goals, drawing on any relevant aspects that you have articulated in ½</text:p>
      <text:p text:style-name="P22">What actions are you planning to pursue to achieve these goals?</text:p>
      <text:p text:style-name="P23">Should include: which aspects of the course you expect to draw from throughout this placement as you face challenges and new experiences working with pupils e.g. overall modules, specific ideas, discussions, readings, assignments</text:p>
      <text:p text:style-name="P24"/>
      <text:list text:style-name="LFO5" text:continue-numbering="true">
        <text:list-item>
          <text:p text:style-name="P25">Importance of lesson planning, relationships with university staff and co-operating teacher</text:p>
        </text:list-item>
        <text:list-item>
          <text:p text:style-name="P26">Use of reflective journal / weekly reflections</text:p>
        </text:list-item>
        <text:list-item>
          <text:p text:style-name="P27">Development of professional mathematical teacher identity</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ian Lyons</meta:initial-creator>
    <dc:creator>Cian Lyons</dc:creator>
    <meta:creation-date>2019-11-17T15:26:00Z</meta:creation-date>
    <dc:date>2020-01-24T16:40:00Z</dc:date>
    <meta:template xlink:href="Normal" xlink:type="simple"/>
    <meta:editing-cycles>6</meta:editing-cycles>
    <meta:editing-duration>PT472500S</meta:editing-duration>
    <meta:document-statistic meta:page-count="1" meta:paragraph-count="4" meta:word-count="345" meta:character-count="2313" meta:row-count="16" meta:non-whitespace-character-count="1972"/>
  </office:meta>
</office:document-meta>
</file>